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013E0000013E6BE73B4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fishi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KM1: =004228</text:p>
      <text:p text:style-name="P2">)(-ELLO!</text:p>
      <text:p text:style-name="P2">KANAYA )(I!</text:p>
      <text:p text:style-name="P2">Glub glub glub glub glub!</text:p>
      <text:p text:style-name="P2">38)</text:p>
      <text:p text:style-name="P2">Glub glub glub glub glub glub glub!</text:p>
      <text:p text:style-name="P2">)(a)(a sorry!</text:p>
      <text:p text:style-name="P2">I cant really control t)(e glubs.</text:p>
      <text:p text:style-name="P2">I AM -EXCIT-ED!</text:p>
      <text:p text:style-name="P2">-Everyt)(ing we are about to do next is exciting.</text:p>
      <text:p text:style-name="P2">It is always exciting.</text:p>
      <text:p text:style-name="P2">I'm -EXCIT----------------ED!</text:p>
      <text:p text:style-name="P2">Pc)(ooooo.</text:p>
      <text:p text:style-name="P2"><text:soft-page-break/>)(a)(a yea)( I really launc)(ed t)(at one.</text:p>
      <text:p text:style-name="P2">)(-E)(-E!</text:p>
      <text:p text:style-name="P2">Glub glub glub!</text:p>
      <text:p text:style-name="P2">)(-EY! Lets stop being retarded for a minute.</text:p>
      <text:p text:style-name="P2">I am just worked up about t)(is game, it will be great.</text:p>
      <text:p text:style-name="P2">Ive been waiting a long time to get started! We all )(ave.</text:p>
      <text:p text:style-name="P2">We s)(ould compare notes. Even t)(oug)( we are on different teams!</text:p>
      <text:p text:style-name="P2">)(mm really?</text:p>
      <text:p text:style-name="P2">See t)(is is w)(y we s)(ould be comparing notes! 38O</text:p>
      <text:p text:style-name="P2">)(mmmmmm.</text:p>
      <text:p text:style-name="P2">Well I am going to join my team pretty late.</text:p>
      <text:p text:style-name="P2">I t)(ink I )(ave to!</text:p>
      <text:p text:style-name="P2">I will need to connect after my goofball moirail does so I can keep my goggles on )(is nefarious escapades.</text:p>
      <text:p text:style-name="P2">Its a toug)( job but its important! Everyone )(as an important job to do.</text:p>
      <text:p text:style-name="P2">Isnt t)(at w)(at youre doing too? Joining late to keep an eye on yours?</text:p>
      <text:p text:style-name="P2">)(a)(a youre not supposed to know for a FACT dummy!</text:p>
      <text:p text:style-name="P2">You just do w)(at you t)(ink is rig)(t and even if you were wrong t)(e worst t)(at )(appened was you )(elped somebody and )(elped t)(e w)(ole world too!</text:p>
      <text:p text:style-name="P2">Glub glub glub glub S)(RUG.</text:p>
      <text:p text:style-name="P2">Yes probably!</text:p>
      <text:p text:style-name="P2">Your clouds tell you everyt)(ing so w)(at do you even )(ave to worry about?</text:p>
      <text:p text:style-name="P2">T)(ats true.</text:p>
      <text:p text:style-name="P2">O)( s)(ucks now Im going to get sad.</text:p>
      <text:p text:style-name="P2">S)(e will be gone soon. 38(</text:p>
      <text:p text:style-name="P2"><text:soft-page-break/>T)(oug)( I guess it will be a relief not to )(ave to worry about keeping )(er voice down anymore!</text:p>
      <text:p text:style-name="P2">T)(ey arent burdens!</text:p>
      <text:p text:style-name="P2">Ok I guess t)(ey are )(a)(a.</text:p>
      <text:p text:style-name="P2">But I love t)(em and I wouldnt )(ave it any ot)(er way because t)(is is w)(y Im )(ere!</text:p>
      <text:p text:style-name="P2">On t)(at note I t)(ink Im going to go say goodbye to )(er. Maybe you s)(ould too w)(ile you )(ave t)(e c)(ance!</text:p>
      <text:p text:style-name="P2">Even t)(oug)( Ill see )(er again soon w)(ic)( still seems kind of strange to me.</text:p>
      <text:p text:style-name="P2">But t)(ats w)(y t)(is is all so -EXCITING!</text:p>
      <text:p text:style-name="P2">KANAYA BY----------------------------E!</text:p>
      <text:p text:style-name="P2">_</text:p>
      <text:p text:style-name="P2">2. EA1: =004348</text:p>
      <text:p text:style-name="P2">?</text:p>
      <text:p text:style-name="P2">Glub glub!</text:p>
      <text:p text:style-name="P2">38)</text:p>
      <text:p text:style-name="P2">W)(at is it!!!</text:p>
      <text:p text:style-name="P2">I am wondering if you can forego t)(e exaggerated emotional t)(eatrics for once and actually tell me w)(at's on your mind!</text:p>
      <text:p text:style-name="P2">38|</text:p>
      <text:p text:style-name="P2">Yes I do.</text:p>
      <text:p text:style-name="P2">We are supposed to talk to eac)( ot)(er, t)(at is w)(at moirails are for.</text:p>
      <text:p text:style-name="P2">Glub glub glub glub siiiiig)(.</text:p>
      <text:p text:style-name="P2">Will you take t)(e c)(ip off your nub and tell me w)(at's t)(e matter?</text:p>
      <text:p text:style-name="P2">Are you fretting over anot)(er one of t)(ese dumb contraptions?</text:p>
      <text:p text:style-name="P2">No I'm not! But t)(at is beside t)(e point.</text:p>
      <text:p text:style-name="P2">None of your plots to kill t)(e land dwellers ever work out, and <text:soft-page-break/>every doomsday device you get your )(ands on turns out to be a piece of junk!</text:p>
      <text:p text:style-name="P2">I t)(ink deep down you stack t)(ese plots against you so you fail because you know it's wrong.</text:p>
      <text:p text:style-name="P2">T)(is is t)(e last time I will say t)(is.</text:p>
      <text:p text:style-name="P2">W-E AR-E NOT B-ETT-ER T)(AN ANYBODY!!!!!</text:p>
      <text:p text:style-name="P2">GLUB. &gt;38(</text:p>
      <text:p text:style-name="P2">If you're as sickened by t)(em as you say, w)(y do you spend so muc)( time on land?</text:p>
      <text:p text:style-name="P2">You can't )(ave t)(e sort of affinity for "our kind" t)(at you profess if you've only spent, w)(at...</text:p>
      <text:p text:style-name="P2">A few days underwater, maybe? IN YOUR W)(OL-E LIF-E!</text:p>
      <text:p text:style-name="P2">W)(at about your friends? Do you ever t)(ink about t)(em?</text:p>
      <text:p text:style-name="P2">If t)(ey are beneat)( you t)(en t)(ey )(ave to die too.</text:p>
      <text:p text:style-name="P2">And I know you like talking to some of t)(em. You say you )(ate t)(em but I t)(ink you are pretending!</text:p>
      <text:p text:style-name="P2">Mmm )(mm.</text:p>
      <text:p text:style-name="P2">I )(ave a fis)(y feeling...</text:p>
      <text:p text:style-name="P2">T)(at t)(is stupid doomsday mac)(ine t)(ing is just anot)(er excuse to consort!</text:p>
      <text:p text:style-name="P2">Wit)( someone in particular...</text:p>
      <text:p text:style-name="P2">38P</text:p>
      <text:p text:style-name="P2">38O</text:p>
      <text:p text:style-name="P2">DON'T YOU GLUB IN T)(AT TON-E OF GLUB WIT)( M-E MIST-ER!</text:p>
      <text:p text:style-name="P2">O)( S)(IT, you are angling for SO MUC)( TROUBL-E NOW.</text:p>
      <text:p text:style-name="P2">)(-E)(-E ok. 38)</text:p>
      <text:p text:style-name="P2">Um, I guess?</text:p>
      <text:p text:style-name="P2">I wouldn't really know.</text:p>
      <text:p text:style-name="P2">Sometimes people just drift away I t)(ink, or just aren't as into t)(e quadrant as t)(e ot)(er wants to be.</text:p>
      <text:p text:style-name="P2"><text:soft-page-break/>So you really t)(ink your feelings for )(er run t)(at dark?</text:p>
      <text:p text:style-name="P2">T)(at is so ridiculous, any girl would be lucky to )(ave a kismesis as diabolical as you, especially T)(AT one.</text:p>
      <text:p text:style-name="P2">W)(o knows w)(at )(er problem is! S)(e )(as issues.</text:p>
      <text:p text:style-name="P2">You know, I'm not sure w)(y we never talk about our romantic aspirations.</text:p>
      <text:p text:style-name="P2">We s)(ould more often. It is kind of -EXCITING!</text:p>
      <text:p text:style-name="P2">Probably because you fill your gossip quota wit)( your nubby )(orned bro.</text:p>
      <text:p text:style-name="P2">You leave not)(ing left to talk about wit)( your dear sweet moirail!</text:p>
      <text:p text:style-name="P2">We are supposed to )(elp eac)( ot)(er wit)( t)(at stuff too, remember.</text:p>
      <text:p text:style-name="P2">Your stupid fis)(y face is w)(at's odd!</text:p>
      <text:p text:style-name="P2">)(AV-E YOU -EV-ER T)(OUG)(T ABOUT T)(AT??</text:p>
      <text:p text:style-name="P2">Um...</text:p>
      <text:p text:style-name="P2">Yea)(. I can't t)(ink of anybody I feel t)(at way about. 38\</text:p>
      <text:p text:style-name="P2">Maybe I am just not old enoug)( to )(ave t)(ose feelings yet? We are still pretty young you know.</text:p>
      <text:p text:style-name="P2">So ok. T)(ose are your black leanings.</text:p>
      <text:p text:style-name="P2">W)(at about R-ED, ------Eridan???</text:p>
      <text:p text:style-name="P2">)(MMMMM??????? 38D</text:p>
      <text:p text:style-name="P2">Is t)(ere a lucky lady you are waxing scarlet for?</text:p>
      <text:p text:style-name="P2">OR LUCKY F-ELLOW??? 38O</text:p>
      <text:p text:style-name="P2">Tell me!</text:p>
      <text:p text:style-name="P2">Don't pretend you're all -EMBARRASS-ED SUDD-ENLY!!!</text:p>
      <text:p text:style-name="P2">38o</text:p>
      <text:p text:style-name="P2">38(</text:p>
      <text:p text:style-name="P2">_</text:p>
      <text:p text:style-name="P2"><text:soft-page-break/>3. EA2: =004367</text:p>
      <text:p text:style-name="P2">W)()()()()(-E-E-E-E-EW.</text:p>
      <text:p text:style-name="P2">Yea)(...</text:p>
      <text:p text:style-name="P2">Yes, it was a pretty close call, and got kind of complicated.</text:p>
      <text:p text:style-name="P2">But Sollux finally came t)(roug)(, and now I believe t)(e full c)(ain is complete!</text:p>
      <text:p text:style-name="P2">YOUR STUPID FIS)(Y FAC-E IS T)(-E DRAMA MAC)(IN-E T)(AT DO-ES NOT)(ING BUT W)(IN-E AND GLUB.</text:p>
      <text:p text:style-name="P2">38P</text:p>
      <text:p text:style-name="P2">Anyway you s)(ouldn't say t)(at about )(im, )(e is a )(ero and )(e saved my life.</text:p>
      <text:p text:style-name="P2">O)(, really?</text:p>
      <text:p text:style-name="P2">T)(at's good! Actually, I )(ave somet)(ing I )(ave been meaning to say to you too.</text:p>
      <text:p text:style-name="P2">Mm, okay.</text:p>
      <text:p text:style-name="P2">But t)(is isn't easy to say!</text:p>
      <text:p text:style-name="P2">Okay, I )(ope so.</text:p>
      <text:p text:style-name="P2">I t)(ink...</text:p>
      <text:p text:style-name="P2">Now t)(at we are bot)( in t)(is game, and )(ave left our world be)(ind...</text:p>
      <text:p text:style-name="P2">And you can no longer pose t)(e danger to our people t)(at you )(ad always planned to...</text:p>
      <text:p text:style-name="P2">I t)(ink it is not really necessary for me to be your moirail anymore.</text:p>
      <text:p text:style-name="P2">38(</text:p>
      <text:p text:style-name="P2">I am really sorry, -Eridan. It )(as just been so )(ard looking after you and keeping you out of trouble!</text:p>
      <text:p text:style-name="P2">It )(as taken its toll, and )(onestly I am really ex)(austed.</text:p>
      <text:p text:style-name="P2">I'm sorry!!! 38'(</text:p>
      <text:p text:style-name="P2">It will be t)(e best for bot)( of us. We can just sort of be...</text:p>
      <text:p text:style-name="P2"><text:soft-page-break/>Regular friends instead.</text:p>
      <text:p text:style-name="P2">Uh...</text:p>
      <text:p text:style-name="P2">Okay, I am being serious and honest too. SEE?</text:p>
      <text:p text:style-name="P2">I am not sick of you, Eridan! I still really like you.</text:p>
      <text:p text:style-name="P2">In order to be destined for moirallegience, both people have to be on board, don't you think?</text:p>
      <text:p text:style-name="P2">But I cannot do it anymore. So I think it just wasn't meant to be all along.</text:p>
      <text:p text:style-name="P2">And really, you just don't need me anymore. You are free to do as you wish! We both are.</text:p>
      <text:p text:style-name="P2">I can't look after you anymore.</text:p>
      <text:p text:style-name="P2">Was what?</text:p>
      <text:p text:style-name="P2">Tell me!</text:p>
      <text:p text:style-name="P2">Oh?</text:p>
      <text:p text:style-name="P2">What do you mean?</text:p>
      <text:p text:style-name="P2">38O</text:p>
      <text:p text:style-name="P2">No, I hadn't thought about it!</text:p>
      <text:p text:style-name="P2">Um...</text:p>
      <text:p text:style-name="P2">I really don't know about that.</text:p>
      <text:p text:style-name="P2">I do! But I don't know if it's really in that way.</text:p>
      <text:p text:style-name="P2">I've never had a chance to consider anything like that! I have just spent all my time worrying about you and trying to keep you from killing everybody or hurting yourself.</text:p>
      <text:p text:style-name="P2">It took all my energy.</text:p>
      <text:p text:style-name="P2">I don't think I have anything left for those feelings either.</text:p>
      <text:p text:style-name="P2">What?</text:p>
      <text:p text:style-name="P2">STOP!!!!!!!!!!!</text:p>
      <text:p text:style-name="P2">God.</text:p>
      <text:p text:style-name="P2">Will you just clam up for once in your life?</text:p>
      <text:p text:style-name="P2"><text:soft-page-break/>Always carping and carping and carping!</text:p>
      <text:p text:style-name="P2">You go completely overboard with your emotions, always looking to reel in drama wherever you can.</text:p>
      <text:p text:style-name="P2">I am up to my gills in it! I just can't salmon the strength anemonemore.</text:p>
      <text:p text:style-name="P2">HEHEHE, sorry.</text:p>
      <text:p text:style-name="P2">But really, this shouldn't be as bad as it sounds.</text:p>
      <text:p text:style-name="P2">When all is said and done, I am still your friend.</text:p>
      <text:p text:style-name="P2">We have left our world behind. Everyone is dead, and there's no use in worrying about it now.</text:p>
      <text:p text:style-name="P2">It's over! It is time to play this game and focus on building something new and ------EXCITING.</text:p>
      <text:p text:style-name="P2">So )(ang in t)(ere, -Eridan.</text:p>
      <text:p text:style-name="P2">I )(ave to go now! Sollux is in serious trouble, and I )(ave to go )(elp )(im.</text:p>
      <text:p text:style-name="P2">BY------------------------E!</text:p>
      <text:p text:style-name="P2">_</text:p>
      <text:p text:style-name="P1">Act 5 Act 2</text:p>
      <text:p text:style-name="P2">_</text:p>
      <text:p text:style-name="P2">4. TP1: =004529</text:p>
      <text:p text:style-name="P2">I still don't quite understand t)(e plan eit)(er.</text:p>
      <text:p text:style-name="P2">I mean, I don't really mind talking to t)(em! It could be fun and t)(ey look interesting.</text:p>
      <text:p text:style-name="P2">But I really don't t)(ink t)(is is all t)(eir fault.</text:p>
      <text:p text:style-name="P2">Can't we say nice t)(ings to t)(em instead of troll t)(em?</text:p>
      <text:p text:style-name="P2">Maybe even )(-ELP t)(em! 38)</text:p>
      <text:p text:style-name="P2">_</text:p>
      <text:p text:style-name="P2">5. KV1; VS1; TP2: =004692</text:p>
      <text:p text:style-name="P2">KV - Finally! So Karkat, w)(at was your dream like after you <text:soft-page-break/>died? I )(ave been glubbing like crazy over )(ere wondering about it.</text:p>
      <text:p text:style-name="P2">You look so nervous and pale. Were you scared of w)(at you saw?</text:p>
      <text:p text:style-name="P2">T)(ere's no reason to be scared! T)(ey are not as terrible as t)(ey look.</text:p>
      <text:p text:style-name="P2">W)(en Derse is destroyed, I am going to go to sleep and prove it.</text:p>
      <text:p text:style-name="P2">I will prove it to you, and to t)(em as well.</text:p>
      <text:p text:style-name="P2">Our new friends! You'll see. -Everyt)(ing is going to be ok.</text:p>
      <text:p text:style-name="P2">T)(IS IS PR-ETTY -EXCITING! Don't you t)(ink???</text:p>
      <text:p text:style-name="P2">GLUB TO T)(AT ATTITUD-E!!!!!! &gt;38O</text:p>
      <text:p text:style-name="P2">VS - Glub... I wouldn't say t)(at.</text:p>
      <text:p text:style-name="P2">T)(e w)(ole t)(ing doesn't seem like it's wort)( getting worked up about, to be )(onest.</text:p>
      <text:p text:style-name="P2">Sig)(. T)(ey're just kind of dull.</text:p>
      <text:p text:style-name="P2">Life is dull and uninteresting.</text:p>
      <text:p text:style-name="P2">I don't know, maybe I'm just a little depressed.</text:p>
      <text:p text:style-name="P2">You probably wouldn't understand.</text:p>
      <text:p text:style-name="P2">Pffffffffffffffffff )(-E)(-E)(-E)(-E!</text:p>
      <text:p text:style-name="P2">PSYYYYYYC)(-E )(-E-E )(-E-E )(-E-E )(-E-E )(OO )(OO )(OO! 38D</text:p>
      <text:p text:style-name="P2">)(oly crap did I get you good! )(ey, Sollux! Did you catc)( any of t)(at?</text:p>
      <text:p text:style-name="P2">A live one jumped rig)(t into my boat! A real suckerfis)(! Woo)(oo)(oo. )(ow do you like t)(at, spider)(ag! Sea dwellers represent!!!</text:p>
      <text:p text:style-name="P2">T)(anks. I )(ope I didn't jeopardize our friends)(ip wit)( t)(at little stunt! 38)</text:p>
      <text:p text:style-name="P2">TP - Terezi, we can't just )(ide )(ere forever! We )(ave to kill t)(e demon!</text:p>
      <text:p text:style-name="P2">T)(e )(umans! T)(ey are t)(e answer.</text:p>
      <text:p text:style-name="P2">Y-----------ES!!! I am sure of it.</text:p>
      <text:p text:style-name="P2"><text:soft-page-break/>_</text:p>
      <text:p text:style-name="P2">6. JH1: =004750</text:p>
      <text:p text:style-name="P2">Glub glub. 38)</text:p>
      <text:p text:style-name="P2">S-E-E??</text:p>
      <text:p text:style-name="P2">I told you!</text:p>
      <text:p text:style-name="P2">T)(ere is no)(thing to worry about at all.</text:p>
      <text:p text:style-name="P2">)(oly mackerel, looks like SOM-EON-E woke up on t)(e wrong side of t)(e absurd )(uman bed!</text:p>
      <text:p text:style-name="P2">C)(ill out, Jade. I am just following up on w)(at I told you earlier.</text:p>
      <text:p text:style-name="P2">About your dream! Your post-dreamdeat)( dreamself's dream.</text:p>
      <text:p text:style-name="P2">Errr. W)(ic)( is a term I just made up now. 38| </text:p>
      <text:p text:style-name="P2">Yes, I imagine not! You )(ave spent your w)(ole life dreaming about prospit, no?</text:p>
      <text:p text:style-name="P2">Yes, Jade. It is time to face t)(e facts!</text:p>
      <text:p text:style-name="P2">Our moons are gone too. If we wis)( to sleep now, our dreams must take place in t)(e bubbles glubbed by t)(e gods w)(o live in t)(e Furt)(est Ring.</text:p>
      <text:p text:style-name="P2">It is t)(e infinite space w)(ic)( divides all sessions, completely unnavigable and unfat)(omable, untouc)(ed by t)(e time or space of any universe in existence.</text:p>
      <text:p text:style-name="P2">Its lords are our slumberbuddies now. 38)</text:p>
      <text:p text:style-name="P2">Don't be ridiculous. T)(ey are not as dreadful as t)(ey look.</text:p>
      <text:p text:style-name="P2">In fact, t)(ey are quite )(elpful if you know )(ow to talk to t)(em!</text:p>
      <text:p text:style-name="P2">Don't you remember our dream? I was trying to s)(ow you t)(at t)(ere is not)(ing to fear.</text:p>
      <text:p text:style-name="P2">But t)(en... you kind of freaked out! )(umans are so M-ELODRAMATIC.</text:p>
      <text:p text:style-name="P2">)(ELL YEA)(! 38D</text:p>
      <text:p text:style-name="P2">GLUUUUB oh fine.</text:p>
      <text:p text:style-name="P2"><text:soft-page-break/>I will suspend my neato quirk just for you.</text:p>
      <text:p text:style-name="P2">I hereby renounce the royal mark of sea dweller supremacy in the interest of INT-ERSP-ECI-ES DIPLOMACY.</text:p>
      <text:p text:style-name="P2">JEGUS JADE.</text:p>
      <text:p text:style-name="P2">Look! It is like a cool trident I throw sometimes.</text:p>
      <text:p text:style-name="P3"><text:span text:style-name="T2"><draw:frame draw:style-name="fr1" text:anchor-type="as-char" svg:width="0.1252in" svg:height="0.1252in" draw:z-index="0"><draw:image xlink:href="Pictures/200000080000013E0000013E6BE73B41.wmf" xlink:type="simple" xlink:show="embed" xlink:actuate="onLoad"/></draw:frame></text:span><text:span text:style-name="T1">oooooo ---------------E</text:span></text:p>
      <text:p text:style-name="P2">How is that not awesome!</text:p>
      <text:p text:style-name="P2">Okay, you win. I have officially humbled myself before you. Entirely glubbing peasant-IFICATED for your pleasure.</text:p>
      <text:p text:style-name="P2">Shall I clip my fins for you as well, your majesty?</text:p>
      <text:p text:style-name="P2">Well, thank you! On both counts, of being likened to something other than an obnoxious human, as well as on my exotic looks.</text:p>
      <text:p text:style-name="P2">For the record, you look pretty awesomely weird too.</text:p>
      <text:p text:style-name="P2">I introduced myself before, but since you do not remember, I will do so now. My name is Feferi, and I was going to be the Empress, but now I am not!</text:p>
      <text:p text:style-name="P2">Hell if I know!</text:p>
      <text:p text:style-name="P2">In your pre-death dream at least. Oh, well you died obviously, so there's that.</text:p>
      <text:p text:style-name="P2">All I could see was what happened in your hive.</text:p>
      <text:p text:style-name="P2">You were asleep, and then your robot exploded.</text:p>
      <text:p text:style-name="P2">And then your lusus saved you! Kind of like mine saved me.</text:p>
      <text:p text:style-name="P2">Before she died. 38C</text:p>
      <text:p text:style-name="P2">Oh? Who was that?</text:p>
      <text:p text:style-name="P2">Ah, Karkat. Of course.</text:p>
      <text:p text:style-name="P2">Yes, he's our leader. Why did he want you to talk to him?</text:p>
      <text:p text:style-name="P2">Glubshrug.</text:p>
      <text:p text:style-name="P2">He's pretty harmless, really. You get used to his yelling.</text:p>
      <text:p text:style-name="P2">I do not even process it as yelling anymore. More like a lot of blubbering.</text:p>
      <text:p text:style-name="P2"><text:soft-page-break/>More blubber spills out of that mouth than a gash in a poached whale.</text:p>
      <text:p text:style-name="P2">Gluuuuuub, I just made myself hungry. 380~ </text:p>
      <text:p text:style-name="P2">Hey! We're the aristocracy. We've got a duty to be weird.</text:p>
      <text:p text:style-name="P2">Anyway, go talk to your shoutfriend I guess.</text:p>
      <text:p text:style-name="P2">And hey, if you want to take another nap sometime, let me know! They will be more than happy to glub us up another bubble.</text:p>
      <text:p text:style-name="P2">PSH WE'LL SEE ABOUT THAT, MISS HORNLESS MCFINLESS.</text:p>
      <text:p text:style-name="P2">Why, if I'm not mistaken, you are looking a little drowsy right now. We may meet again sooner than you think. 38D</text:p>
      <text:p text:style-name="P2">_</text:p>
      <text:p text:style-name="P2">7. JH2: =004891</text:p>
      <text:p text:style-name="P2">Glub glub glub glub glub!</text:p>
      <text:p text:style-name="P2">)(ey, take it easy!</text:p>
      <text:p text:style-name="P2">I'm not )(ere to give you a )(ard time like my buddies )(ave been.</text:p>
      <text:p text:style-name="P2">Ok t)(en, you can be t)(e judge of t)(at. I won't be long!</text:p>
      <text:p text:style-name="P2">I've just come to say a couple t)(ings.</text:p>
      <text:p text:style-name="P2">FIRST!</text:p>
      <text:p text:style-name="P2">None of t)(is is really your fault!</text:p>
      <text:p text:style-name="P2">T)(is is swimmingly obvious to everyone )(ere w)(o takes a glubbing moment to t)(ink about it rationally.</text:p>
      <text:p text:style-name="P2">W)(ic)( isn't many of us! But still.</text:p>
      <text:p text:style-name="P2">I mean, your lusus jumped rig)(t in t)(ere to save you!</text:p>
      <text:p text:style-name="P2">Just like mine did.</text:p>
      <text:p text:style-name="P2">Well ok, mine was dead at t)(e time. 38(</text:p>
      <text:p text:style-name="P2">And s)(e just kind of...</text:p>
      <text:p text:style-name="P2">F-ELL IN!</text:p>
      <text:p text:style-name="P2">Kinda drifted down like fis)(food, and POW, GL'BGOLYBSPRIT-E.</text:p>
      <text:p text:style-name="P2"><text:soft-page-break/>)(e)(e)(e)(e)(e)(e)(. S)(e was so funny.</text:p>
      <text:p text:style-name="P2">It's a big ol' monster custodian you grow up wit)(!</text:p>
      <text:p text:style-name="P2">S)(-E-ES)(, )(ow freaking retarded do you )(ave to be not to know somet)(ing like t)(at?</text:p>
      <text:p text:style-name="P2">I'm joking, of course. 38)</text:p>
      <text:p text:style-name="P2">I wanted to glub somet)(ing -ELS-E to you well before you started playing.</text:p>
      <text:p text:style-name="P2">Just to get t)(e idea in your )(ead!</text:p>
      <text:p text:style-name="P2">I am Feferi, by t)(e way. Abdicated empress to be!</text:p>
      <text:p text:style-name="P2">Soon I will go to sleep and speak to t)(e gods.</text:p>
      <text:p text:style-name="P2">I will convince t)(em to establis)( a series of stable dream bubbles, w)(ere we can meet in our sleep!</text:p>
      <text:p text:style-name="P2">YOU'LL S-E----------E! 38D</text:p>
      <text:p text:style-name="P2">Did I?</text:p>
      <text:p text:style-name="P2">When??</text:p>
      <text:p text:style-name="P2">)(mm.</text:p>
      <text:p text:style-name="P2">Jade, t)(is is t)(e first time we )(ave ever talked!</text:p>
      <text:p text:style-name="P2">Isn't it???</text:p>
      <text:p text:style-name="P2">W)(at's t)(at?</text:p>
      <text:p text:style-name="P2">Well, maybe we did!</text:p>
      <text:p text:style-name="P2">)(ey, by t)(e way.</text:p>
      <text:p text:style-name="P2">W)(at exactly are you doing t)(ere wit)( t)(at toy?</text:p>
      <text:p text:style-name="P2">You never did explain it to me!</text:p>
      <text:p text:style-name="P2">_</text:p>
      <text:p text:style-name="P2">8. JH3: =004892</text:p>
      <text:p text:style-name="P2">Good point.</text:p>
      <text:p text:style-name="P2">Maybe I'm feeling it too.</text:p>
      <text:p text:style-name="P2">I )(ave... w)(at was it? Orca vu?</text:p>
      <text:p text:style-name="P2"><text:soft-page-break/>38?</text:p>
      <text:p text:style-name="P2">In the future! Duh.</text:p>
      <text:p text:style-name="P2">Yes, you are asleep. But your dream self died, just like mine, remember?</text:p>
      <text:p text:style-name="P2">Now you don't dream about Prospit. You have normal dreams!</text:p>
      <text:p text:style-name="P2">It is a dream, and a memory. It is the past, brought back to life by a witch! It's all those things.</text:p>
      <text:p text:style-name="P2">Although we are getting off the script here!</text:p>
      <text:p text:style-name="P2">This is not how the conversation originally went, obviously.</text:p>
      <text:p text:style-name="P2">You were a lot less patient with me! When I was just trying to ENCOURAGE you.</text:p>
      <text:p text:style-name="P2">Sure!</text:p>
      <text:p text:style-name="P2">Hey, why don't you tell me about this cool robot bunny you we're making?</text:p>
      <text:p text:style-name="P2">I've been pretty glubbing curious about it!</text:p>
      <text:p text:style-name="P2">Mind if I take a look?</text:p>
      <text:p text:style-name="P2">_</text:p>
      <text:p text:style-name="P2">9. JH4: =004893</text:p>
      <text:p text:style-name="P2">It's great!</text:p>
      <text:p text:style-name="P2">Wish I could make something like this. Never had the gills for technology.</text:p>
      <text:p text:style-name="P2">Hard to work with under water!</text:p>
      <text:p text:style-name="P2">Nope!</text:p>
      <text:p text:style-name="P2">I woke up from my nap a while ago.</text:p>
      <text:p text:style-name="P2">Remember how I woke up and then messaged you? You had just had a bad dream!</text:p>
      <text:p text:style-name="P2">And I told you there was nothing to be scared of.</text:p>
      <text:p text:style-name="P2">Which there isn't!</text:p>
      <text:p text:style-name="P2">_</text:p>
      <text:p text:style-name="P2"><text:soft-page-break/>10. JH5: =004894</text:p>
      <text:p text:style-name="P2">Because, stupid.</text:p>
      <text:p text:style-name="P2">I'M D------EAD!</text:p>
      <text:p text:style-name="P2">_</text:p>
      <text:p text:style-name="P2">11. =005221</text:p>
      <text:p text:style-name="P2">SEE LOG FOR "Kanaya: Return to the core" IN GAME FOLDER</text:p>
      <text:p text:style-name="P2">_</text:p>
      <text:p text:style-name="P2">12. KV3: =005260</text:p>
      <text:p text:style-name="P2">For my sake? 38)</text:p>
      <text:p text:style-name="P2">W)(at do you mean, Crabcatc)(?</text:p>
      <text:p text:style-name="P2">Is any of t)(is serious?</text:p>
      <text:p text:style-name="P2">It's so )(ard to tell! All of your memos )(ave been so outrageous, I can't even decide w)(at to take seriously anymore.</text:p>
      <text:p text:style-name="P2">T)(is one sounds like the biggest w)(opper of all, to be conknest!</text:p>
      <text:p text:style-name="P2">STILL SOUNDS PRETTY FIS)(Y TO M-E!!! 38D</text:p>
      <text:p text:style-name="P2">Sorry for w)(at??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<text:soft-page-break/>Act 6 Act 3</text:p>
      <text:p text:style-name="P2">_</text:p>
      <text:p text:style-name="P1">Act 6 Intermission 3</text:p>
      <text:p text:style-name="P2">_</text:p>
      <text:p text:style-name="P2">13. MINISTRIFE: =007327</text:p>
      <text:p text:style-name="P2">GLUB! (whoops, i mean glub. oh gosh, it's my ancestor!)</text:p>
      <text:p text:style-name="P2">(i'm so nervous, i can't let her notice me. she's so unbubblievably cool! *swoonami*)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2">14. ArSe1: =007932</text:p>
      <text:p text:style-name="P2">38)</text:p>
      <text:p text:style-name="P2">_</text:p>
      <text:p text:style-name="P2">15. AV1: =007935</text:p>
      <text:p text:style-name="P2"><text:soft-page-break/>38?</text:p>
      <text:p text:style-name="P2">_</text:p>
      <text:p text:style-name="P2">16. SC4: =007945</text:p>
      <text:p text:style-name="P2">3;)</text:p>
      <text:p text:style-name="P2">_</text:p>
      <text:p text:style-name="P2">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17" meta:paragraph-count="376" meta:word-count="2833" meta:character-count="14839"/>
    <meta:generator>OpenOffice/4.1.2$Win32 OpenOffice.org_project/412m3$Build-9782</meta:generator>
  </office:meta>
</office:document-meta>
</file>